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5.102in" svg:y="0.4055in">
            <draw:object draw:notify-on-update-of-ranges="Sheet1.A2:Sheet1.A3 Sheet1.B1:Sheet1.B1 Sheet1.B2:Sheet1.B3 Sheet1.C1:Sheet1.C1 Sheet1.C2:Sheet1.C3 Sheet1.D1:Sheet1.D1 Sheet1.D2:Sheet1.D3 Sheet1.E1:Sheet1.E1 Sheet1.E2:Sheet1.E3 Sheet1.F1:Sheet1.F1 Sheet1.F2:Sheet1.F3 Sheet1.G1:Sheet1.G1 Sheet1.G2:Sheet1.G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124in" svg:y="3.9921in">
            <draw:object draw:notify-on-update-of-ranges="Sheet1.A2:Sheet1.A3 Sheet1.B1:Sheet1.B1 Sheet1.B2:Sheet1.B3 Sheet1.C1:Sheet1.C1 Sheet1.C2:Sheet1.C3 Sheet1.D1:Sheet1.D1 Sheet1.D2:Sheet1.D3 Sheet1.E1:Sheet1.E1 Sheet1.E2:Sheet1.E3 Sheet1.F1:Sheet1.F1 Sheet1.F2:Sheet1.F3 Sheet1.G1:Sheet1.G1 Sheet1.G2:Sheet1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success_rat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Travel time</text:p>
          </table:table-cell>
          <table:table-cell office:value-type="string" calcext:value-type="string">
            <text:p>distance travelled</text:p>
          </table:table-cell>
          <table:table-cell office:value-type="string" calcext:value-type="string">
            <text:p>reward (rule 07)</text:p>
          </table:table-cell>
          <table:table-cell office:value-type="string" calcext:value-type="string">
            <text:p>comp time 1 iteration in ms</text:p>
          </table:table-cell>
          <table:table-cell office:value-type="string" calcext:value-type="string">
            <text:p>comp time 1 iteration local planner in ms</text:p>
          </table:table-cell>
          <table:table-cell office:value-type="string" calcext:value-type="string">
            <text:p>distribution drl-teb</text:p>
          </table:table-cell>
        </table:table-row>
        <table:table-row table:style-name="ro1">
          <table:table-cell office:value-type="string" calcext:value-type="string">
            <text:p>drl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41.7083333333333" calcext:value-type="float">
            <text:p>41.7083333333333</text:p>
          </table:table-cell>
          <table:table-cell office:value-type="float" office:value="13.6116666666667" calcext:value-type="float">
            <text:p>13.6116666666667</text:p>
          </table:table-cell>
          <table:table-cell office:value-type="float" office:value="2.50808115765129" calcext:value-type="float">
            <text:p>2.50808115765129</text:p>
          </table:table-cell>
          <table:table-cell office:value-type="float" office:value="135.811504271022" calcext:value-type="float">
            <text:p>135.811504271022</text:p>
          </table:table-cell>
          <table:table-cell office:value-type="float" office:value="1.35143773303818" calcext:value-type="float">
            <text:p>1.35143773303818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office:value-type="float" office:value="35.8578947368421" calcext:value-type="float">
            <text:p>35.8578947368421</text:p>
          </table:table-cell>
          <table:table-cell office:value-type="float" office:value="11.6311578947368" calcext:value-type="float">
            <text:p>11.6311578947368</text:p>
          </table:table-cell>
          <table:table-cell office:value-type="float" office:value="2.55147531875604" calcext:value-type="float">
            <text:p>2.55147531875604</text:p>
          </table:table-cell>
          <table:table-cell office:value-type="float" office:value="187.612264213921" calcext:value-type="float">
            <text:p>187.612264213921</text:p>
          </table:table-cell>
          <table:table-cell office:value-type="float" office:value="4.79657214243198" calcext:value-type="float">
            <text:p>4.79657214243198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</text:p>
          </table:table-cell>
          <table:table-cell office:value-type="float" office:value="0.76" calcext:value-type="float">
            <text:p>0.76</text:p>
          </table:table-cell>
          <table:table-cell office:value-type="float" office:value="0.04" calcext:value-type="float">
            <text:p>0.04</text:p>
          </table:table-cell>
          <table:table-cell office:value-type="float" office:value="43.2828947368421" calcext:value-type="float">
            <text:p>43.2828947368421</text:p>
          </table:table-cell>
          <table:table-cell office:value-type="float" office:value="11.4453947368421" calcext:value-type="float">
            <text:p>11.4453947368421</text:p>
          </table:table-cell>
          <table:table-cell office:value-type="float" office:value="1.26789960907734" calcext:value-type="float">
            <text:p>1.26789960907734</text:p>
          </table:table-cell>
          <table:table-cell office:value-type="float" office:value="521.910035061258" calcext:value-type="float">
            <text:p>521.910035061258</text:p>
          </table:table-cell>
          <table:table-cell office:value-type="float" office:value="37.9166392367229" calcext:value-type="float">
            <text:p>37.9166392367229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rlca</text:p>
          </table:table-cell>
          <table:table-cell office:value-type="float" office:value="0.51" calcext:value-type="float">
            <text:p>0.51</text:p>
          </table:table-cell>
          <table:table-cell office:value-type="float" office:value="0.04" calcext:value-type="float">
            <text:p>0.04</text:p>
          </table:table-cell>
          <table:table-cell office:value-type="float" office:value="47.7254901960784" calcext:value-type="float">
            <text:p>47.7254901960784</text:p>
          </table:table-cell>
          <table:table-cell office:value-type="float" office:value="12.2256862745098" calcext:value-type="float">
            <text:p>12.2256862745098</text:p>
          </table:table-cell>
          <table:table-cell office:value-type="float" office:value="-0.266532837486352" calcext:value-type="float">
            <text:p>-0.266532837486352</text:p>
          </table:table-cell>
          <table:table-cell office:value-type="float" office:value="132.830562525148" calcext:value-type="float">
            <text:p>132.830562525148</text:p>
          </table:table-cell>
          <table:table-cell office:value-type="float" office:value="1.78013081594017" calcext:value-type="float">
            <text:p>1.78013081594017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</text:p>
          </table:table-cell>
          <table:table-cell office:value-type="float" office:value="0.7" calcext:value-type="float">
            <text:p>0.7</text:p>
          </table:table-cell>
          <table:table-cell office:value-type="float" office:value="0.09" calcext:value-type="float">
            <text:p>0.09</text:p>
          </table:table-cell>
          <table:table-cell office:value-type="float" office:value="38.2714285714286" calcext:value-type="float">
            <text:p>38.2714285714286</text:p>
          </table:table-cell>
          <table:table-cell office:value-type="float" office:value="11.7191428571429" calcext:value-type="float">
            <text:p>11.7191428571429</text:p>
          </table:table-cell>
          <table:table-cell office:value-type="float" office:value="1.19004102444463" calcext:value-type="float">
            <text:p>1.19004102444463</text:p>
          </table:table-cell>
          <table:table-cell office:value-type="float" office:value="265.106100180488" calcext:value-type="float">
            <text:p>265.106100180488</text:p>
          </table:table-cell>
          <table:table-cell office:value-type="float" office:value="12.3810145053904" calcext:value-type="float">
            <text:p>12.3810145053904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ll_in_one_rule06_nn2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40.6875" calcext:value-type="float">
            <text:p>40.6875</text:p>
          </table:table-cell>
          <table:table-cell office:value-type="float" office:value="13.2394791666667" calcext:value-type="float">
            <text:p>13.2394791666667</text:p>
          </table:table-cell>
          <table:table-cell office:value-type="float" office:value="2.29384787886414" calcext:value-type="float">
            <text:p>2.29384787886414</text:p>
          </table:table-cell>
          <table:table-cell office:value-type="float" office:value="144.992508245906" calcext:value-type="float">
            <text:p>144.992508245906</text:p>
          </table:table-cell>
          <table:table-cell office:value-type="float" office:value="1.80456187443652" calcext:value-type="float">
            <text:p>1.80456187443652</text:p>
          </table:table-cell>
          <table:table-cell office:value-type="string" calcext:value-type="string">
            <text:p>[0.90307704 0.09692296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22:24:19.813186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2T18:47:06.251215146</meta:creation-date>
    <dc:date>2021-09-13T22:24:24.316101788</dc:date>
    <meta:editing-duration>PT1H50M27S</meta:editing-duration>
    <meta:editing-cycles>13</meta:editing-cycles>
    <meta:generator>LibreOffice/7.1.3.2$MacOSX_X86_64 LibreOffice_project/47f78053abe362b9384784d31a6e56f8511eb1c1</meta:generator>
    <meta:document-statistic meta:table-count="1" meta:cell-count="6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76cm" svg:y="2.932cm" style:legend-expansion="high" chart:style-name="ch2"/>
        <chart:plot-area chart:style-name="ch3" table:cell-range-address="Sheet1.A2:Sheet1.G3 Sheet1.B1:Sheet1.G1" chart:data-source-has-labels="both" svg:x="0.32cm" svg:y="0.18cm" svg:width="10.336cm" svg:height="8.64cm">
          <chart:coordinate-region svg:x="1.138cm" svg:y="0.384cm" svg:width="9.518cm" svg:height="7.781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series chart:style-name="ch11" chart:values-cell-range-address="Sheet1.F2:Sheet1.F3" chart:label-cell-address="Sheet1.F1:Sheet1.F1" chart:class="chart:bar">
            <chart:data-point chart:repeated="2"/>
          </chart:series>
          <chart:series chart:style-name="ch12" chart:values-cell-range-address="Sheet1.G2:Sheet1.G3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_rate</text:p>
                <draw:g>
                  <svg:desc>Sheet1.B1:Sheet1.B1</svg:desc>
                </draw:g>
              </table:table-cell>
              <table:table-cell office:value-type="string">
                <text:p>collisions</text:p>
                <draw:g>
                  <svg:desc>Sheet1.C1:Sheet1.C1</svg:desc>
                </draw:g>
              </table:table-cell>
              <table:table-cell office:value-type="string">
                <text:p>Travel time</text:p>
                <draw:g>
                  <svg:desc>Sheet1.D1:Sheet1.D1</svg:desc>
                </draw:g>
              </table:table-cell>
              <table:table-cell office:value-type="string">
                <text:p>distance travelled</text:p>
                <draw:g>
                  <svg:desc>Sheet1.E1:Sheet1.E1</svg:desc>
                </draw:g>
              </table:table-cell>
              <table:table-cell office:value-type="string">
                <text:p>reward (rule 07)</text:p>
                <draw:g>
                  <svg:desc>Sheet1.F1:Sheet1.F1</svg:desc>
                </draw:g>
              </table:table-cell>
              <table:table-cell office:value-type="string">
                <text:p>comp time 1 iteration in m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l</text:p>
                <draw:g>
                  <svg:desc>Sheet1.A2:Sheet1.A3</svg:desc>
                </draw:g>
              </table:table-cell>
              <table:table-cell office:value-type="float" office:value="0.96">
                <text:p>0.96</text:p>
                <draw:g>
                  <svg:desc>Sheet1.B2:Sheet1.B3</svg:desc>
                </draw:g>
              </table:table-cell>
              <table:table-cell office:value-type="float" office:value="0">
                <text:p>0</text:p>
                <draw:g>
                  <svg:desc>Sheet1.C2:Sheet1.C3</svg:desc>
                </draw:g>
              </table:table-cell>
              <table:table-cell office:value-type="float" office:value="41.7083333333333">
                <text:p>41.7083333333333</text:p>
                <draw:g>
                  <svg:desc>Sheet1.D2:Sheet1.D3</svg:desc>
                </draw:g>
              </table:table-cell>
              <table:table-cell office:value-type="float" office:value="13.6116666666667">
                <text:p>13.6116666666667</text:p>
                <draw:g>
                  <svg:desc>Sheet1.E2:Sheet1.E3</svg:desc>
                </draw:g>
              </table:table-cell>
              <table:table-cell office:value-type="float" office:value="2.50808115765129">
                <text:p>2.50808115765129</text:p>
                <draw:g>
                  <svg:desc>Sheet1.F2:Sheet1.F3</svg:desc>
                </draw:g>
              </table:table-cell>
              <table:table-cell office:value-type="float" office:value="135.811504271022">
                <text:p>135.811504271022</text:p>
                <draw:g>
                  <svg:desc>Sheet1.G2:Sheet1.G3</svg:desc>
                </draw:g>
              </table:table-cell>
            </table:table-row>
            <table:table-row>
              <table:table-cell office:value-type="string">
                <text:p>teb</text:p>
              </table:table-cell>
              <table:table-cell office:value-type="float" office:value="0.95">
                <text:p>0.95</text:p>
              </table:table-cell>
              <table:table-cell office:value-type="float" office:value="0.04">
                <text:p>0.04</text:p>
              </table:table-cell>
              <table:table-cell office:value-type="float" office:value="35.8578947368421">
                <text:p>35.8578947368421</text:p>
              </table:table-cell>
              <table:table-cell office:value-type="float" office:value="11.6311578947368">
                <text:p>11.6311578947368</text:p>
              </table:table-cell>
              <table:table-cell office:value-type="float" office:value="2.55147531875604">
                <text:p>2.55147531875604</text:p>
              </table:table-cell>
              <table:table-cell office:value-type="float" office:value="187.612264213921">
                <text:p>187.6122642139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76cm" svg:y="2.932cm" style:legend-expansion="high" chart:style-name="ch2"/>
        <chart:plot-area chart:style-name="ch3" table:cell-range-address="Sheet1.A2:Sheet1.G3 Sheet1.B1:Sheet1.G1" chart:data-source-has-labels="both" svg:x="0.32cm" svg:y="0.18cm" svg:width="10.336cm" svg:height="8.64cm">
          <chart:coordinate-region svg:x="1.138cm" svg:y="0.384cm" svg:width="9.518cm" svg:height="7.781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series chart:style-name="ch11" chart:values-cell-range-address="Sheet1.F2:Sheet1.F3" chart:label-cell-address="Sheet1.F1:Sheet1.F1" chart:class="chart:bar">
            <chart:data-point chart:repeated="2"/>
          </chart:series>
          <chart:series chart:style-name="ch12" chart:values-cell-range-address="Sheet1.G2:Sheet1.G3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_rate</text:p>
                <draw:g>
                  <svg:desc>Sheet1.B1:Sheet1.B1</svg:desc>
                </draw:g>
              </table:table-cell>
              <table:table-cell office:value-type="string">
                <text:p>collisions</text:p>
                <draw:g>
                  <svg:desc>Sheet1.C1:Sheet1.C1</svg:desc>
                </draw:g>
              </table:table-cell>
              <table:table-cell office:value-type="string">
                <text:p>Travel time</text:p>
                <draw:g>
                  <svg:desc>Sheet1.D1:Sheet1.D1</svg:desc>
                </draw:g>
              </table:table-cell>
              <table:table-cell office:value-type="string">
                <text:p>distance travelled</text:p>
                <draw:g>
                  <svg:desc>Sheet1.E1:Sheet1.E1</svg:desc>
                </draw:g>
              </table:table-cell>
              <table:table-cell office:value-type="string">
                <text:p>reward (rule 07)</text:p>
                <draw:g>
                  <svg:desc>Sheet1.F1:Sheet1.F1</svg:desc>
                </draw:g>
              </table:table-cell>
              <table:table-cell office:value-type="string">
                <text:p>comp time 1 iteration in m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l</text:p>
                <draw:g>
                  <svg:desc>Sheet1.A2:Sheet1.A3</svg:desc>
                </draw:g>
              </table:table-cell>
              <table:table-cell office:value-type="float" office:value="0.96">
                <text:p>0.96</text:p>
                <draw:g>
                  <svg:desc>Sheet1.B2:Sheet1.B3</svg:desc>
                </draw:g>
              </table:table-cell>
              <table:table-cell office:value-type="float" office:value="0">
                <text:p>0</text:p>
                <draw:g>
                  <svg:desc>Sheet1.C2:Sheet1.C3</svg:desc>
                </draw:g>
              </table:table-cell>
              <table:table-cell office:value-type="float" office:value="41.7083333333333">
                <text:p>41.7083333333333</text:p>
                <draw:g>
                  <svg:desc>Sheet1.D2:Sheet1.D3</svg:desc>
                </draw:g>
              </table:table-cell>
              <table:table-cell office:value-type="float" office:value="13.6116666666667">
                <text:p>13.6116666666667</text:p>
                <draw:g>
                  <svg:desc>Sheet1.E2:Sheet1.E3</svg:desc>
                </draw:g>
              </table:table-cell>
              <table:table-cell office:value-type="float" office:value="2.50808115765129">
                <text:p>2.50808115765129</text:p>
                <draw:g>
                  <svg:desc>Sheet1.F2:Sheet1.F3</svg:desc>
                </draw:g>
              </table:table-cell>
              <table:table-cell office:value-type="float" office:value="135.811504271022">
                <text:p>135.811504271022</text:p>
                <draw:g>
                  <svg:desc>Sheet1.G2:Sheet1.G3</svg:desc>
                </draw:g>
              </table:table-cell>
            </table:table-row>
            <table:table-row>
              <table:table-cell office:value-type="string">
                <text:p>teb</text:p>
              </table:table-cell>
              <table:table-cell office:value-type="float" office:value="0.95">
                <text:p>0.95</text:p>
              </table:table-cell>
              <table:table-cell office:value-type="float" office:value="0.04">
                <text:p>0.04</text:p>
              </table:table-cell>
              <table:table-cell office:value-type="float" office:value="35.8578947368421">
                <text:p>35.8578947368421</text:p>
              </table:table-cell>
              <table:table-cell office:value-type="float" office:value="11.6311578947368">
                <text:p>11.6311578947368</text:p>
              </table:table-cell>
              <table:table-cell office:value-type="float" office:value="2.55147531875604">
                <text:p>2.55147531875604</text:p>
              </table:table-cell>
              <table:table-cell office:value-type="float" office:value="187.612264213921">
                <text:p>187.6122642139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